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s"&gt;</text:p>
      <text:p text:style-name="Normal">&lt;head&gt;</text:p>
      <text:p text:style-name="Normal"><text:s text:c="2"/>&lt;meta charset="UTF-8"&gt;</text:p>
      <text:p text:style-name="Normal"><text:s text:c="2"/>&lt;meta name="viewport" content="width=device-width, initial-scale=1"&gt;</text:p>
      <text:p text:style-name="Normal"><text:s text:c="2"/>&lt;title&gt;Estres Academico&lt;/title&gt;</text:p>
      <text:p text:style-name="Normal"><text:s text:c="2"/>&lt;style type="text/css"&gt;</text:p>
      <text:p text:style-name="Normal"><text:s text:c="4"/>h4</text:p>
      <text:p text:style-name="Normal"><text:s text:c="4"/>{</text:p>
      <text:p text:style-name="Normal"><text:s text:c="6"/>color:blue;</text:p>
      <text:p text:style-name="Normal"><text:s text:c="6"/>font-family: times new roman</text:p>
      <text:p text:style-name="Normal"><text:s text:c="6"/>}</text:p>
      <text:p text:style-name="Normal"><text:s text:c="6"/>h3</text:p>
      <text:p text:style-name="Normal"><text:s text:c="6"/>{</text:p>
      <text:p text:style-name="Normal"><text:s text:c="8"/>color: orange</text:p>
      <text:p text:style-name="Normal"><text:s text:c="6"/>}</text:p>
      <text:p text:style-name="Normal"/>
      <text:p text:style-name="Normal"><text:s text:c="2"/>&lt;/style&gt;</text:p>
      <text:p text:style-name="Normal"/>
      <text:p text:style-name="Normal"><text:s text:c="2"/>&lt;style&gt;</text:p>
      <text:p text:style-name="Normal"><text:s text:c="4"/>body {</text:p>
      <text:p text:style-name="Normal"><text:s text:c="6"/>margin: 0;</text:p>
      <text:p text:style-name="Normal"><text:s text:c="6"/>font-family:Calibri , sans-serif;</text:p>
      <text:p text:style-name="Normal"><text:s text:c="6"/>display: grid;</text:p>
      <text:p text:style-name="Normal"><text:s text:c="6"/>grid-template-areas:</text:p>
      <text:p text:style-name="Normal"><text:s text:c="8"/>"titulo titulo"</text:p>
      <text:p text:style-name="Normal"><text:s text:c="8"/>"contenido imagenes";</text:p>
      <text:p text:style-name="Normal"><text:s text:c="6"/>grid-template-columns: 1fr 1fr;</text:p>
      <text:p text:style-name="Normal"><text:s text:c="6"/>grid-template-rows: auto 1fr;</text:p>
      <text:p text:style-name="Normal"><text:s text:c="6"/>height: 100vh;</text:p>
      <text:p text:style-name="Normal"><text:s text:c="6"/>gap: 10px;</text:p>
      <text:soft-page-break/>
      <text:p text:style-name="Normal"><text:s text:c="6"/>padding: 10px;</text:p>
      <text:p text:style-name="Normal"><text:s text:c="6"/>box-sizing: border-box;</text:p>
      <text:p text:style-name="Normal"><text:s text:c="4"/>}</text:p>
      <text:p text:style-name="Normal"/>
      <text:p text:style-name="Normal"><text:s text:c="4"/>.titulo {</text:p>
      <text:p text:style-name="Normal"><text:s text:c="6"/>grid-area: titulo;</text:p>
      <text:p text:style-name="Normal"><text:s text:c="6"/>background-color: #cdeffd;</text:p>
      <text:p text:style-name="Normal"><text:s text:c="6"/>padding: 20px;</text:p>
      <text:p text:style-name="Normal"><text:s text:c="6"/>text-align: center;</text:p>
      <text:p text:style-name="Normal"><text:s text:c="6"/>font-size: 2em;</text:p>
      <text:p text:style-name="Normal"><text:s text:c="4"/>}</text:p>
      <text:p text:style-name="Normal"/>
      <text:p text:style-name="Normal"><text:s text:c="4"/>.contenido {</text:p>
      <text:p text:style-name="Normal"><text:s text:c="6"/>grid-area: contenido;</text:p>
      <text:p text:style-name="Normal"><text:s text:c="6"/>background-color: #e7ffd9;</text:p>
      <text:p text:style-name="Normal"><text:s text:c="6"/>padding: 20px;</text:p>
      <text:p text:style-name="Normal"><text:s text:c="4"/>}</text:p>
      <text:p text:style-name="Normal"/>
      <text:p text:style-name="Normal"><text:s text:c="4"/>.imagenes {</text:p>
      <text:p text:style-name="Normal"><text:s text:c="6"/>grid-area: imagenes;</text:p>
      <text:p text:style-name="Normal"><text:s text:c="6"/>background-color: #fff4c2;</text:p>
      <text:p text:style-name="Normal"><text:s text:c="6"/>padding: 20px;</text:p>
      <text:p text:style-name="Normal"><text:s text:c="6"/>display: flex;</text:p>
      <text:p text:style-name="Normal"><text:s text:c="6"/>flex-direction: column;</text:p>
      <text:p text:style-name="Normal"><text:s text:c="6"/>gap: 10px;</text:p>
      <text:p text:style-name="Normal"><text:s text:c="6"/>align-items: center;</text:p>
      <text:p text:style-name="Normal"><text:s text:c="4"/>}</text:p>
      <text:p text:style-name="Normal"/>
      <text:p text:style-name="Normal"><text:s text:c="4"/>.imagenes img {</text:p>
      <text:p text:style-name="Normal"><text:s text:c="6"/>max-width: 100%;</text:p>
      <text:p text:style-name="Normal"><text:s text:c="6"/>height: auto;</text:p>
      <text:soft-page-break/>
      <text:p text:style-name="Normal"><text:s text:c="6"/>border-radius: 10px;</text:p>
      <text:p text:style-name="Normal"><text:s text:c="6"/>box-shadow: 0 0 10px rgba(0,0,0,0.1);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/>
      <text:p text:style-name="Normal"><text:s text:c="2"/>&lt;div class="titulo"&gt;&lt;h4&gt;EL ESTRÉS ACADÉMICO: UNA REALIDAD QUE NOS AFECTA&lt;/h4&gt;</text:p>
      <text:p text:style-name="Normal"><text:s text:c="3"/></text:p>
      <text:p text:style-name="Normal"><text:s text:c="2"/>&lt;/div&gt;</text:p>
      <text:p text:style-name="Normal"><text:s text:c="4"/></text:p>
      <text:p text:style-name="Normal"><text:s text:c="2"/></text:p>
      <text:p text:style-name="Normal"><text:s text:c="3"/></text:p>
      <text:p text:style-name="Normal"><text:s text:c="2"/>&lt;div class="contenido"&gt;</text:p>
      <text:p text:style-name="Normal"><text:s text:c="4"/>&lt;p&gt;&lt;b&gt;&lt;h3&gt;¿Qué es el estrés académico?&lt;/h3&gt;&lt;/b&gt;</text:p>
      <text:p text:style-name="Normal"><text:s text:c="6"/>&lt;h5&gt;El estrés académico es un estado de tensión que sienten muchos estudiantes cuando se enfrentan a demasiadas exigencias escolares, ya sea por tareas, exámenes o falta de tiempo. A veces también se mezcla con problemas personales, lo que hace que todo se sienta más pesado.&lt;/h5&gt;</text:p>
      <text:p text:style-name="Normal"><text:s text:c="6"/>&lt;/p&gt;</text:p>
      <text:p text:style-name="Normal"><text:s text:c="5"/>&lt;ul&gt;</text:p>
      <text:p text:style-name="Normal"><text:s text:c="6"/>&lt;li&gt;&lt;i&gt;&lt;h3&gt;CAUSAS&lt;/h3&gt;&lt;/i&gt;&lt;/li&gt;</text:p>
      <text:p text:style-name="Normal"/>
      <text:p text:style-name="Normal"><text:s text:c="3"/>&lt;li&gt;&lt;h5&gt;Sobrecarga de tareas y trabajos&lt;/h5&gt;&lt;/li&gt;</text:p>
      <text:p text:style-name="Normal">&lt;li&gt;&lt;h5&gt;Falta de organización del tiempo.&lt;/h5&gt;&lt;/li&gt;</text:p>
      <text:p text:style-name="Normal">&lt;li&gt;&lt;h5&gt;Presión por obtener buenas notas.&lt;/h5&gt;&lt;/li&gt;</text:p>
      <text:p text:style-name="Normal">&lt;li&gt;&lt;h5&gt;Problemas personales o familiares.&lt;/h5&gt;&lt;/li&gt;</text:p>
      <text:p text:style-name="Normal">&lt;li&gt;&lt;h5&gt;Trabajar y estudiar al mismo tiempo.&lt;/h5&gt;&lt;/li&gt;</text:p>
      <text:p text:style-name="Normal">&lt;li&gt;&lt;h5&gt;Falta de sueño y descanso.&lt;/h6&gt;&lt;/li&gt;</text:p>
      <text:p text:style-name="Normal"/>
      <text:p text:style-name="Normal"><text:s text:c="6"/>&lt;li&gt;&lt;i&gt;&lt;h3&gt;CONSECUENCIAS&lt;/h3&gt;&lt;/i&gt;&lt;/li&gt;</text:p>
      <text:p text:style-name="Normal"><text:s text:c="2"/>&lt;li&gt;&lt;h5&gt;Cansancio físico y mental.&lt;/h5&gt;&lt;/li&gt;</text:p>
      <text:soft-page-break/>
      <text:p text:style-name="Normal">&lt;li&gt;&lt;h5&gt;Ansiedad o tristeza.&lt;/h5&gt;&lt;/li&gt;</text:p>
      <text:p text:style-name="Normal">&lt;li&gt;&lt;h5&gt;Bajo rendimiento escolar.&lt;/h5&gt;&lt;/li&gt;</text:p>
      <text:p text:style-name="Normal">&lt;li&gt;&lt;h5&gt;Falta de motivación.&lt;/h5&gt;&lt;/li&gt;</text:p>
      <text:p text:style-name="Normal">&lt;li&gt;&lt;h5&gt;Dolores de cabeza, insomnio o mal humor.&lt;/h5&gt;&lt;/li&gt;</text:p>
      <text:p text:style-name="Normal"/>
      <text:p text:style-name="Normal"><text:s text:c="6"/>&lt;li&gt;&lt;i&gt;&lt;h3&gt;¿Cómo se puede reducir el estrés académico?&lt;/h3&gt;&lt;/i&gt;&lt;/li&gt;</text:p>
      <text:p text:style-name="Normal"><text:s text:c="6"/>&lt;li&gt;&lt;h5&gt;Organizar el tiempo con horarios o agendas.&lt;/h5&gt;&lt;/li&gt;</text:p>
      <text:p text:style-name="Normal">&lt;li&gt;&lt;h5&gt;Pedir ayuda a los profesores cuando algo no se entiende.&lt;/h5&gt;&lt;/li&gt;</text:p>
      <text:p text:style-name="Normal">&lt;li&gt;&lt;h5&gt;Dormir al menos 7-8 horas.&lt;/h5&gt;&lt;/li&gt;</text:p>
      <text:p text:style-name="Normal">&lt;li&gt;&lt;h5&gt;Hacer pausas para descansar y relajarse.&lt;/h5&gt;&lt;/li&gt;</text:p>
      <text:p text:style-name="Normal">&lt;li&gt;&lt;h5&gt;Hablar con alguien de confianza si te sientes mal.&lt;/h5&gt;&lt;/li&gt;</text:p>
      <text:p text:style-name="Normal">&lt;li&gt;&lt;h5&gt;Hacer ejercicio o practicar hobbies.&lt;/h5&gt;&lt;/li&gt;</text:p>
      <text:p text:style-name="Normal">&lt;h4&gt;"Una pausa también es parte del camino."&lt;/h4&gt;</text:p>
      <text:p text:style-name="Normal"><text:s text:c="4"/>&lt;/ul&gt;</text:p>
      <text:p text:style-name="Normal"><text:s text:c="2"/>&lt;/div&gt;</text:p>
      <text:p text:style-name="Normal"/>
      <text:p text:style-name="Normal"><text:s text:c="2"/>&lt;div class="imagenes"&gt;</text:p>
      <text:p text:style-name="Normal"><text:s text:c="5"/>&lt;img src="images.estres.png" alt="Estrés"&gt;</text:p>
      <text:p text:style-name="Normal"><text:s text:c="4"/>&lt;img src="elestres.JPEG" alt="imagen 2"&gt;</text:p>
      <text:p text:style-name="Normal"/>
      <text:p text:style-name="Normal"><text:s text:c="4"/>&lt;h2&gt;Podcast&lt;/h2&gt;</text:p>
      <text:p text:style-name="Normal"><text:s text:c="4"/>&lt;audio controls&gt;</text:p>
      <text:p text:style-name="Normal"><text:s text:c="6"/>&lt;source src="audio.mpeg" type="audio/mpeg"&gt;</text:p>
      <text:p text:style-name="Normal"><text:s text:c="6"/>Tu navegador no soporta el elemento de audio.</text:p>
      <text:p text:style-name="Normal"><text:s text:c="4"/>&lt;/audio&gt;</text:p>
      <text:p text:style-name="Normal"/>
      <text:p text:style-name="Normal"><text:s text:c="4"/>&lt;h2&gt;Video&lt;/h2&gt;</text:p>
      <text:p text:style-name="Normal"><text:s text:c="3"/>&lt;video controls width="320"&gt;</text:p>
      <text:p text:style-name="Normal"><text:s text:c="6"/>&lt;source src="Qué es el estrés.mp4" type="video/mp4"&gt;</text:p>
      <text:p text:style-name="Normal"><text:s text:c="6"/>Tu navegador no soporta el elemento de video.</text:p>
      <text:p text:style-name="Normal"><text:s text:c="4"/>&lt;/video&gt;</text:p>
      <text:soft-page-break/>
      <text:p text:style-name="Normal"><text:s text:c="2"/>&lt;/div&gt;</text:p>
      <text:p text:style-name="Normal"/>
      <text:p text:style-name="Normal"/>
      <text:p text:style-name="Normal"/>
      <text:p text:style-name="Normal">&lt;a href="https://youtu.be/VHFTq7fgYE0?si=CMGNsq_gcFvLx90j"&gt; ESTRES.COM &lt;/a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ndom</meta:initial-creator>
    <dc:creator>random</dc:creator>
    <meta:creation-date>2025-05-07T03:15:00Z</meta:creation-date>
    <dc:date>2025-05-07T03:15:00Z</dc:date>
    <meta:template xlink:href="Normal" xlink:type="simple"/>
    <meta:editing-cycles>1</meta:editing-cycles>
    <meta:editing-duration>PT0S</meta:editing-duration>
    <meta:document-statistic meta:page-count="5" meta:paragraph-count="6" meta:word-count="536" meta:character-count="3481" meta:row-count="24" meta:non-whitespace-character-count="2951"/>
  </office:meta>
</office:document-meta>
</file>